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Palatino" svg:font-family="Palatino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officeooo:paragraph-rsid="001f8c46"/>
    </style:style>
    <style:style style:name="P4" style:family="paragraph" style:parent-style-name="Standard">
      <style:text-properties officeooo:rsid="001f8c46" officeooo:paragraph-rsid="001f8c46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f8c46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f8c46" officeooo:paragraph-rsid="001f8c4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2020c0" officeooo:paragraph-rsid="002020c0"/>
    </style:style>
    <style:style style:name="P8" style:family="paragraph" style:parent-style-name="Abstract_20_heading">
      <style:paragraph-properties fo:margin-top="0cm" fo:margin-bottom="0.212cm" style:contextual-spacing="false"/>
    </style:style>
    <style:style style:name="P9" style:family="paragraph" style:parent-style-name="Normal_20_Section_20_Start">
      <style:text-properties officeooo:rsid="001f8c46" officeooo:paragraph-rsid="001f8c46"/>
    </style:style>
    <style:style style:name="P10" style:family="paragraph" style:parent-style-name="Normal_20_Section_20_Start">
      <style:text-properties officeooo:paragraph-rsid="001f8c46"/>
    </style:style>
    <style:style style:name="P11" style:family="paragraph" style:parent-style-name="Affiliation">
      <style:text-properties officeooo:rsid="001dbeba" officeooo:paragraph-rsid="001dbeba"/>
    </style:style>
    <style:style style:name="P12" style:family="paragraph" style:parent-style-name="Affiliation">
      <style:text-properties officeooo:paragraph-rsid="001dbeba"/>
    </style:style>
    <style:style style:name="P13" style:family="paragraph" style:parent-style-name="Abstract_20_text">
      <style:paragraph-properties fo:margin-left="0.33cm" fo:margin-right="0.33cm" fo:margin-top="0.212cm" fo:margin-bottom="0cm" style:contextual-spacing="false" fo:text-indent="0cm" style:auto-text-indent="false"/>
    </style:style>
    <style:style style:name="P14" style:family="paragraph" style:parent-style-name="Heading_20_1">
      <style:text-properties officeooo:rsid="001f8c46" officeooo:paragraph-rsid="001f8c46"/>
    </style:style>
    <style:style style:name="P15" style:family="paragraph" style:parent-style-name="Heading_20_1">
      <style:paragraph-properties fo:margin-top="0.388cm" fo:margin-bottom="0.106cm" style:contextual-spacing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1f8c46" officeooo:paragraph-rsid="001f8c46"/>
    </style:style>
    <style:style style:name="P18" style:family="paragraph" style:parent-style-name="Reference">
      <style:text-properties officeooo:paragraph-rsid="002020c0"/>
    </style:style>
    <style:style style:name="P19" style:family="paragraph" style:parent-style-name="Reference">
      <style:paragraph-properties fo:margin-left="0cm" fo:margin-right="0cm" fo:text-indent="0cm" style:auto-text-indent="false"/>
      <style:text-properties officeooo:paragraph-rsid="002020c0"/>
    </style:style>
    <style:style style:name="P20" style:family="paragraph" style:parent-style-name="Heading_20_2">
      <style:text-properties officeooo:rsid="001f8c46" officeooo:paragraph-rsid="001f8c46"/>
    </style:style>
    <style:style style:name="P21" style:family="paragraph" style:parent-style-name="Heading" style:master-page-name="Standard">
      <style:paragraph-properties style:page-number="auto"/>
      <style:text-properties officeooo:paragraph-rsid="001dbe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f1e62" style:font-weight-asian="normal" style:font-weight-complex="normal"/>
    </style:style>
    <style:style style:name="T4" style:family="text">
      <style:text-properties fo:font-weight="normal" officeooo:rsid="001f8c46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20c0" style:font-style-asian="italic" style:font-style-complex="italic"/>
    </style:style>
    <style:style style:name="T7" style:family="text">
      <style:text-properties officeooo:rsid="001dbeba"/>
    </style:style>
    <style:style style:name="T8" style:family="text">
      <style:text-properties officeooo:rsid="001f1e62"/>
    </style:style>
    <style:style style:name="T9" style:family="text">
      <style:text-properties officeooo:rsid="001f8c46"/>
    </style:style>
    <style:style style:name="T10" style:family="text">
      <style:text-properties officeooo:rsid="002020c0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style:text-position="super 58%" fo:font-style="italic" officeooo:rsid="002020c0" style:font-style-asian="italic" style:font-style-complex="italic"/>
    </style:style>
    <style:style style:name="Sect1" style:family="section">
      <style:section-properties text:dont-balance-text-columns="true" style:writing-mode="lr-tb" style:editable="false">
        <style:columns fo:column-count="2" fo:column-gap="0.635cm">
          <style:column style:rel-width="32767*" fo:start-indent="0cm" fo:end-indent="0.318cm"/>
          <style:column style:rel-width="32767*" fo:start-indent="0.31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7">Sentence processing in spiking neurons: A biologically plausible left-corner parser</text:span></text:p>
      <text:p text:style-name="P2"/>
      <text:p text:style-name="Author_20_name"><text:span text:style-name="T7">Terrence C. Stewart (tcstewar@uwaterloo.ca)<text:line-break/>Xuan Choo (fchoo@uwaterloo.ca)<text:line-break/>Chris Eliasmith (celiasmith@uwaterloo.ca)</text:span></text:p>
      <text:p text:style-name="P11">Center for Theoretical Neuroscience, University of Waterloo</text:p>
      <text:p text:style-name="P12"><text:span text:style-name="T7">Waterloo, ON, Canada N2L 3G1</text:span></text:p>
      <text:p text:style-name="P1"/>
      <text:section text:style-name="Sect1" text:name="Section1">
        <text:h text:style-name="P8" text:outline-level="1" text:is-list-header="true">Abstract</text:h>
        <text:p text:style-name="Abstract_20_text"><text:span text:style-name="T8">A long-standing challenge in cognitive science is how neurons could be capable of the flexible structured processing that is the hallmark of cognition. <text:s/>We present a spiking neural model that can be given an input sequence of words (a sentence) and produces a structured tree-like representation indicating the parts of speech of that it has identified and their relations to each other. <text:s/>While this system is based on a standard left-corner parser for X-bar constituency grammars, the neural natural of the model leads to new capabilities not seen in classical implementations. <text:s/>For example, the model gracefully decays in performance as the sentence structure gets larger. <text:s/>Unlike previous attempts at building neural parsing systems, this model is highly robust to neural damage, can be applied to any binary constituency grammar, and requires relatively few neurons [insert number here].</text:span></text:p>
        <text:p text:style-name="P13"><text:span text:style-name="T2">Keywords:</text:span><text:span text:style-name="T1"> </text:span><text:span text:style-name="T3">Neural engineering framework; vector symbolic architectures; left-corner parsing; syntax; X-bar; </text:span><text:span text:style-name="T4">computational neuroscience</text:span></text:p>
        <text:h text:style-name="Heading_20_1" text:outline-level="1"><text:span text:style-name="T9">Introduction</text:span></text:h>
        <text:p text:style-name="P9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9"/></text:p>
        <text:h text:style-name="P20" text:outline-level="2">Left-Corner Parsing</text:h>
        <text:p text:style-name="P10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P20" text:outline-level="2"><text:soft-page-break/>Previous Models</text:h>
        <text:p text:style-name="P9">Rick Lewis' ACT-R model</text:p>
        <text:p text:style-name="P6">Neural blackboard architectures</text:p>
        <text:p text:style-name="P6">Our previous cogsci paper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h text:style-name="P14" text:outline-level="1">Neural Engineering Framework</text:h>
        <text:p text:style-name="P10"/>
        <text:p text:style-name="P3"/>
        <text:p text:style-name="P3"/>
        <text:p text:style-name="P3"/>
        <text:h text:style-name="P17" text:outline-level="1">Vector Symbolic Architectures<text:line-break/></text:h>
        <text:p text:style-name="P10"/>
        <text:p text:style-name="P3"><text:span text:style-name="T9"><text:line-break/><text:line-break/>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P14" text:outline-level="1"><text:span text:style-name="T9">S</text:span>emantic Pointer Architecture</text:h>
        <text:p text:style-name="Normal_20_Section_20_Start"/>
        <text:p text:style-name="Standard"/>
        <text:p text:style-name="Standard"/>
        <text:p text:style-name="Standard"/>
        <text:h text:style-name="P17" text:outline-level="1">Left-Corner Parsing in SPA</text:h>
        <text:p text:style-name="P10"/>
        <text:p text:style-name="P3"/>
        <text:p text:style-name="P3"/>
        <text:p text:style-name="P3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h text:style-name="P20" text:outline-level="2">Parsing Results</text:h>
        <text:p text:style-name="P9">(show that it works and what sort of sentences and trees it can do)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pan text:style-name="T9"/></text:p>
        <text:h text:style-name="P20" text:outline-level="2"><text:soft-page-break/>Parsing Accuracy</text:h>
        <text:p text:style-name="P9">(how much accuracy do we need in the representation? <text:s/>What does that translate to in terms of needed numbers of neurons in the buffers? <text:s/><text:span text:style-name="T10">Lots of graphs. <text:s/>Also a neural destruction graph, since we mention that in the abstract)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Heading_20_2" text:outline-level="2">Using Parsed Commands</text:h>
        <text:p text:style-name="P4">(connect to Xuan's stuff)</text:p>
        <text:p text:style-name="P3"/>
        <text:p text:style-name="P3"/>
        <text:p text:style-name="P3"><text:line-break/></text:p>
        <text:h text:style-name="P16" text:outline-level="1">Future Directions</text:h>
        <text:p text:style-name="P7">Automatically learning utilities to handle repair/recovery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h text:style-name="Heading_20_1" text:outline-level="1">Conclusions</text:h>
        <text:p text:style-name="P4"/>
        <text:p text:style-name="P4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P15" text:outline-level="1">Acknowledgments</text:h>
        <text:p text:style-name="Normal_20_Section_20_Start"><text:span text:style-name="T10">This work was funded by... (ONR, ?) </text:span></text:p>
        <text:h text:style-name="P15" text:outline-level="1">References</text:h>
        <text:p text:style-name="P18"><text:span text:style-name="T10">Ball, J. (2011). A Pseudo-Deterministic Model of Human Language Processing. </text:span><text:span text:style-name="T6">33</text:span><text:span text:style-name="T12">rd</text:span><text:span text:style-name="T6"> <text:s/>Cog. Sci. Society Conference.</text:span></text:p>
        <text:p text:style-name="P18"><text:span text:style-name="T10">Choo, X and Eliasmith, C. (2013). General Instruction Following in a Large-Scale Biologically Plausible Brain Model. <text:s/></text:span><text:span text:style-name="T6">35</text:span><text:span text:style-name="T12">th</text:span><text:span text:style-name="T6"> <text:s/>Cog. Sci. Society Conference.</text:span></text:p>
        <text:p text:style-name="P18"><text:span text:style-name="T10">Eliasmith, C. (2013). </text:span><text:span text:style-name="T6">How to build a brain</text:span><text:span text:style-name="T10">. Oxford University Press, New York, NY.</text:span></text:p>
        <text:p text:style-name="P18"><text:span text:style-name="T10">Eliasmith, C. &amp; Anderson, C. (2003). <text:s/></text:span><text:span text:style-name="T6">Neural Engineering.</text:span><text:span text:style-name="T10"> Cambridge: MIT Press.Eliasmith et al., 2012</text:span></text:p>
        <text:p text:style-name="P18"><text:span text:style-name="T10">Gayler, R. (2003). Vector Symbolic Architectures Answer Jackendoff’s Challenges for Cognitive Neuroscience, in Slezak, P. (ed). </text:span><text:span text:style-name="T6">Int. Conference on Cognitive Science,</text:span><text:span text:style-name="T10"> Sydney: University of New South Wales, 133–138. </text:span></text:p>
        <text:p text:style-name="P18">Plate, T. (2003). <text:span text:style-name="T5">Holographic Reduced Representations</text:span>, CSLI Publications, Stanford, CA.</text:p>
        <text:p text:style-name="P18">Stewart, T.C., Choo, X., and Eliasmith, C. (2010). Dynamic Behaviour of a Spiking Model of Action Selection in the Basal Ganglia. <text:span text:style-name="T5">10</text:span><text:span text:style-name="T11">th</text:span><text:span text:style-name="T5"> Int. Conf. on Cognitive Modeling.</text:span></text:p>
        <text:p text:style-name="P19"/>
        <text:p text:style-name="Referenc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Palatino" svg:font-family="Palatino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319cm" style:auto-text-indent="false" style:writing-mode="lr-tb"/>
      <style:text-properties style:use-window-font-color="true" style:font-name="Times New Roman" fo:font-size="10pt" fo:language="en" fo:country="US" style:font-name-asian="Times" style:font-size-asian="10pt" style:font-name-complex="Times New Roman" style:font-size-complex="10pt" style:language-complex="ar" style:country-complex="SA"/>
    </style:style>
    <style:style style:name="Heading" style:family="paragraph" style:parent-style-name="Normal_20_Section_20_Start" style:next-style-name="Author_20_name" style:class="text">
      <style:paragraph-properties fo:text-align="center" style:justify-single-word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Normal_20_Section_20_Start" style:next-style-name="Normal_20_Section_20_Start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Section_20_Start" style:display-name="Normal Section Start" style:family="paragraph" style:parent-style-name="Standard" style:next-style-name="Standard">
      <style:paragraph-properties fo:margin-left="0cm" fo:margin-right="0cm" fo:text-indent="0cm" style:auto-text-indent="false"/>
      <style:text-properties style:font-name-asian="Times New Roman"/>
    </style:style>
    <style:style style:name="Heading_20_1" style:display-name="Heading 1" style:family="paragraph" style:parent-style-name="Normal_20_Section_20_Start" style:next-style-name="Normal_20_Section_20_Start" style:default-outline-level="1" style:class="text">
      <style:paragraph-properties fo:margin-top="0.353cm" fo:margin-bottom="0.106cm" style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Normal_20_Section_20_Start" style:next-style-name="Normal_20_Section_20_Start" style:default-outline-level="2" style:class="text">
      <style:paragraph-properties fo:margin-top="0.353cm" fo:margin-bottom="0.106cm" style:contextual-spacing="false" fo:text-align="start" style:justify-single-word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Normal_20_Section_20_Start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ntranscript" style:family="paragraph" style:parent-style-name="Standard">
      <style:paragraph-properties fo:margin-left="2.54cm" fo:margin-right="0cm" fo:text-indent="-2.54cm" style:auto-text-indent="false">
        <style:tab-stops>
          <style:tab-stop style:position="0.635cm"/>
        </style:tab-stops>
      </style:paragraph-properties>
      <style:text-properties style:font-name="Palatino" style:font-name-complex="Palatino"/>
    </style:style>
    <style:style style:name="Footnote" style:family="paragraph" style:parent-style-name="Standard" style:class="extra">
      <style:text-properties fo:font-size="9pt" style:font-size-asian="9pt"/>
    </style:style>
    <style:style style:name="Figure" style:family="paragraph" style:parent-style-name="Normal_20_Section_20_Start">
      <style:paragraph-properties fo:margin-left="0cm" fo:margin-right="0cm" fo:text-align="center" style:justify-single-word="false" fo:text-indent="0.33cm" style:auto-text-indent="false"/>
      <style:text-properties fo:font-size="10pt" style:font-name-asian="Times New Roman" style:font-size-asian="10pt"/>
    </style:style>
    <style:style style:name="Normal_20_Heading_20_3" style:display-name="Normal Heading 3" style:family="paragraph" style:parent-style-name="Normal_20_Section_20_Start" style:next-style-name="Standard">
      <style:paragraph-properties fo:margin-top="0.423cm" fo:margin-bottom="0cm" style:contextual-spacing="false"/>
      <style:text-properties fo:font-size="10pt" style:font-name-asian="Times New Roman" style:font-size-asian="10pt"/>
    </style:style>
    <style:style style:name="Table_20_Content" style:display-name="Table Content" style:family="paragraph" style:parent-style-name="Normal_20_Section_20_Start">
      <style:text-properties fo:font-size="10pt" style:font-name-asian="Times New Roman" style:font-size-asian="10pt"/>
    </style:style>
    <style:style style:name="Reference" style:family="paragraph" style:parent-style-name="Standard">
      <style:paragraph-properties fo:margin-left="0.319cm" fo:margin-right="0cm" fo:text-indent="-0.319cm" style:auto-text-indent="false"/>
      <style:text-properties fo:font-size="10pt" style:font-name-asian="Times New Roman" style:font-size-asian="1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tract_20_text" style:display-name="Abstract text" style:family="paragraph" style:parent-style-name="Normal_20_Section_20_Start">
      <style:paragraph-properties fo:margin-left="0.319cm" fo:margin-right="0.319cm" fo:line-height="0.353cm" fo:text-indent="0cm" style:auto-text-indent="false"/>
      <style:text-properties fo:font-size="9pt" style:font-size-asian="9pt"/>
    </style:style>
    <style:style style:name="Abstract_20_heading" style:display-name="Abstract heading" style:family="paragraph" style:parent-style-name="Heading_20_1" style:next-style-name="Abstract_20_text">
      <style:paragraph-properties fo:margin-top="0cm" fo:margin-bottom="0.353cm" style:contextual-spacing="false"/>
      <style:text-properties fo:font-size="10pt" style:font-size-asian="10pt"/>
    </style:style>
    <style:style style:name="Author_20_name" style:display-name="Author name" style:family="paragraph" style:parent-style-name="Normal_20_Section_20_Start" style:next-style-name="Affiliation">
      <style:paragraph-properties fo:text-align="center" style:justify-single-word="false"/>
      <style:text-properties fo:font-size="11pt" fo:font-weight="bold" style:font-size-asian="11pt" style:font-weight-asian="bold"/>
    </style:style>
    <style:style style:name="Affiliation" style:family="paragraph" style:parent-style-name="Normal_20_Section_20_Start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/>
    <style:style style:name="WW8Num11z0" style:family="text">
      <style:text-properties style:font-name="Symbol" style:font-name-complex="Symbol"/>
    </style:style>
    <style:style style:name="WW8Num12z0" style:family="text"/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905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 Test Excerpt</dc:title>
    <meta:creation-date>2014-01-29T21:10:24.400000000</meta:creation-date>
    <dc:date>2014-01-29T21:58:45.494000000</dc:date>
    <meta:print-date>2005-04-30T06:50:00</meta:print-date>
    <meta:editing-cycles>4</meta:editing-cycles>
    <meta:editing-duration>PT45M41S</meta:editing-duration>
    <meta:generator>LibreOffice/4.1.1.2$Windows_x86 LibreOffice_project/7e4286b58adc75a14f6d83f53a03b6c11fa2903</meta:generator>
    <meta:document-statistic meta:table-count="0" meta:image-count="0" meta:object-count="0" meta:page-count="6" meta:paragraph-count="38" meta:word-count="424" meta:character-count="2991" meta:non-whitespace-character-count="2587"/>
  </office:meta>
</office:document-meta>
</file>